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2">
  <office:scripts/>
  <office:font-face-decls>
    <style:font-face style:name="Mangal1" svg:font-family="Mangal"/>
    <style:font-face style:name="Bitstream Vera Sans" svg:font-family="'Bitstream Vera Sans'" style:font-family-generic="swiss"/>
    <style:font-face style:name="Liberation Sans" svg:font-family="'Liberation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gr1" style:family="graphic">
      <style:graphic-properties svg:stroke-width="0cm" draw:marker-start-width="0.353cm" draw:marker-end-width="0.353cm" draw:textarea-horizontal-align="justify" draw:textarea-vertical-align="middle" draw:auto-grow-height="false" fo:min-height="1.198cm" fo:min-width="1.882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style-name="gr1" svg:width="1.9cm" svg:height="1.216cm" svg:x="0.699cm" svg:y="0.469cm"><text:p>0pt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2">
  <office:font-face-decls>
    <style:font-face style:name="Mangal1" svg:font-family="Mangal"/>
    <style:font-face style:name="Bitstream Vera Sans" svg:font-family="'Bitstream Vera Sans'" style:font-family-generic="swiss"/>
    <style:font-face style:name="Liberation Sans" svg:font-family="'Liberation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0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0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" fo:font-family="'Bitstream Vera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7-01T14:05:44.159000000</meta:creation-date>
    <dc:date>2020-05-11T10:02:43.111000000</dc:date>
    <meta:editing-duration>PT40M23S</meta:editing-duration>
    <meta:editing-cycles>13</meta:editing-cycles>
    <meta:generator>LibreOfficeDev/7.0.0.0.alpha0$Windows_X86_64 LibreOffice_project/52279230ac341eb5c17aab58c954711e09123d3b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